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Wayne Hancock - That's what daddy wants</text:p>
      <text:p text:style-name="Preformatted_20_Text"/>
      <text:p text:style-name="Preformatted_20_Text">Do you see that gal with the blue dress on</text:p>
      <text:p text:style-name="Preformatted_20_Text">That's what daddy wants</text:p>
      <text:p text:style-name="Preformatted_20_Text">My low down blues are long gone</text:p>
      <text:p text:style-name="Preformatted_20_Text">That's what daddy wants</text:p>
      <text:p text:style-name="Preformatted_20_Text">If she'd make a big ol' like-it song</text:p>
      <text:p text:style-name="Preformatted_20_Text">That's what daddy wants</text:p>
      <text:p text:style-name="Preformatted_20_Text"/>
      <text:p text:style-name="Preformatted_20_Text">(Chorus)</text:p>
      <text:p text:style-name="Preformatted_20_Text">Well, that's what daddy wants</text:p>
      <text:p text:style-name="Preformatted_20_Text">Brother, that's what daddy wants</text:p>
      <text:p text:style-name="Preformatted_20_Text">I want a gal that treat me right</text:p>
      <text:p text:style-name="Preformatted_20_Text">That's what daddy wants</text:p>
      <text:p text:style-name="Preformatted_20_Text">Go honky tonkin' every night</text:p>
      <text:p text:style-name="Preformatted_20_Text">That's what daddy wants</text:p>
      <text:p text:style-name="Preformatted_20_Text"/>
      <text:p text:style-name="Preformatted_20_Text">[Interlude]</text:p>
      <text:p text:style-name="Preformatted_20_Text"/>
      <text:p text:style-name="Preformatted_20_Text">Every day she passes by</text:p>
      <text:p text:style-name="Preformatted_20_Text">That's what daddy wants</text:p>
      <text:p text:style-name="Preformatted_20_Text">She sure a sight for my sore eyes</text:p>
      <text:p text:style-name="Preformatted_20_Text">That's what daddy wants</text:p>
      <text:p text:style-name="Preformatted_20_Text">If she were mine my heart would fly</text:p>
      <text:p text:style-name="Preformatted_20_Text">That's what daddy wants</text:p>
      <text:p text:style-name="Preformatted_20_Text"/>
      <text:p text:style-name="Preformatted_20_Text">(Repeat Chorus)</text:p>
      <text:p text:style-name="Preformatted_20_Text"/>
      <text:p text:style-name="Preformatted_20_Text">[Interlude]</text:p>
      <text:p text:style-name="Preformatted_20_Text"/>
      <text:p text:style-name="Preformatted_20_Text">Well, that's what daddy wants</text:p>
      <text:p text:style-name="Preformatted_20_Text">Baby, that's what daddy wants</text:p>
      <text:p text:style-name="Preformatted_20_Text">I want a gal that treat me right</text:p>
      <text:p text:style-name="Preformatted_20_Text">That's what daddy wants</text:p>
      <text:p text:style-name="Preformatted_20_Text">Go juke joint jumpin' every night</text:p>
      <text:p text:style-name="Preformatted_20_Text">That's what daddy wa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document-statistic meta:table-count="0" meta:image-count="0" meta:object-count="0" meta:page-count="1" meta:paragraph-count="29" meta:word-count="145" meta:character-count="759"/>
    <dc:date>2009-04-29T17:36:32</dc:date>
    <dc:creator>rodolfoap</dc:creator>
    <meta:editing-duration>PT00H02M47S</meta:editing-duration>
    <meta:editing-cycles>1</meta:editing-cycles>
    <meta:user-defined meta:name="Info 1"/>
    <meta:user-defined meta:name="Info 2"/>
    <meta:user-defined meta:name="Info 3"/>
    <meta:user-defined meta:name="Info 4"/>
  </office:meta>
</office:document-meta>
</file>